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6.001cm" svg:height="8.995cm" svg:x="6.551cm" svg:y="0.979cm">
            <draw:object draw:notify-on-update-of-ranges="Sheet1.A1:Sheet1.A1 Sheet1.A2:Sheet1.A7 Sheet1.B1:Sheet1.B1 Sheet1.B2:Sheet1.B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>
            <text:p>Nodes</text:p>
          </table:table-cell>
          <table:table-cell table:style-name="Default" office:value-type="string">
            <text:p>CPU Usag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014">
            <text:p>1.4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percentage" office:value="0.06">
            <text:p>6.00%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percentage" office:value="0.32">
            <text:p>32.00%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percentage" office:value="0.46">
            <text:p>46.00%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percentage" office:value="0.87">
            <text:p>87.00%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2">02/04/2013</text:date>, <text:time>04:40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2T03:19:40.07</meta:creation-date>
    <dc:date>2013-04-02T04:40:07.54</dc:date>
    <meta:editing-duration>PT1H20M28S</meta:editing-duration>
    <meta:editing-cycles>2</meta:editing-cycles>
    <meta:generator>LibreOffice/3.4$Win32 LibreOffice_project/340m1$Build-302</meta:generator>
    <meta:document-statistic meta:table-count="3" meta:cell-count="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8.996cm" xlink:href=".." xlink:type="simple" chart:class="chart:line" chart:style-name="ch1">
        <chart:plot-area chart:style-name="ch2" table:cell-range-address="Sheet1.A1:Sheet1.B7" chart:data-source-has-labels="both" svg:x="1.358cm" svg:y="0.851cm" svg:width="14.004cm" svg:height="6.958cm">
          <chartooo:coordinate-region svg:x="2.958cm" svg:y="1.063cm" svg:width="12.124cm" svg:height="6.073cm"/>
          <chart:axis chart:dimension="x" chart:name="primary-x" chart:style-name="ch3" chartooo:axis-type="auto">
            <chartooo:date-scale/>
            <chart:title svg:x="7.813cm" svg:y="7.989cm" chart:style-name="ch4">
              <text:p>Nodes</text:p>
            </chart:title>
            <chart:categories table:cell-range-address="Sheet1.A2:Sheet1.A7"/>
            <chart:grid chart:style-name="ch5" chart:class="major"/>
          </chart:axis>
          <chart:axis chart:dimension="y" chart:name="primary-y" chart:style-name="ch6">
            <chart:title svg:x="0.451cm" svg:y="5.26cm" chart:style-name="ch7">
              <text:p>CPU Usage</text:p>
            </chart:title>
            <chart:grid chart:style-name="ch5" chart:class="major"/>
          </chart:axis>
          <chart:series chart:style-name="ch8" chart:values-cell-range-address="Sheet1.B2:Sheet1.B7" chart:label-cell-address="Sheet1.B1:Sheet1.B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Usag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:Sheet1.A7</svg:desc>
                </draw:g>
              </table:table-cell>
              <table:table-cell office:value-type="float" office:value="0">
                <text:p>0</text:p>
                <draw:g>
                  <svg:desc>Sheet1.B2:Sheet1.B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87">
                <text:p>0.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